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f9c" officeooo:paragraph-rsid="00032f9c"/>
    </style:style>
    <style:style style:name="P2" style:family="paragraph" style:parent-style-name="Standard" style:list-style-name="L1">
      <style:text-properties officeooo:rsid="00032f9c" officeooo:paragraph-rsid="00032f9c"/>
    </style:style>
    <style:style style:name="T1" style:family="text">
      <style:text-properties officeooo:rsid="00049e25"/>
    </style:style>
    <style:style style:name="T2" style:family="text">
      <style:text-properties officeooo:rsid="000623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der Vollversammlung der Fachschaft Mathematik am 02.05.2018</text:p>
      <text:p text:style-name="P1"/>
      <text:p text:style-name="P1"/>
      <text:p text:style-name="P1">Tagesordnung: </text:p>
      <text:p text:style-name="P1"/>
      <text:list xml:id="list4177921932755390710" text:style-name="L1">
        <text:list-item>
          <text:p text:style-name="P2">Begrüßung und Regularien</text:p>
        </text:list-item>
        <text:list-item>
          <text:p text:style-name="P2">Haushalt</text:p>
        </text:list-item>
        <text:list-item>
          <text:p text:style-name="P2">Sonstiges</text:p>
        </text:list-item>
      </text:list>
      <text:p text:style-name="P1"/>
      <text:p text:style-name="P1"/>
      <text:p text:style-name="P1">1. Begrüßung und Regularien:</text:p>
      <text:p text:style-name="P1">Jan begrüßt die Anwesenden</text:p>
      <text:p text:style-name="P1">Beginn: 14:15 Uhr</text:p>
      <text:p text:style-name="P1">Beschlussfähigkeit: ist gegeben</text:p>
      <text:p text:style-name="P1">Anwesenden: 10</text:p>
      <text:p text:style-name="P1">Sitzungsleitung: Jan (einstimmig)</text:p>
      <text:p text:style-name="P1">Protokollantin: Carina (einstimmig)</text:p>
      <text:p text:style-name="P1">Tagesordnung ist einstimmig angenommen</text:p>
      <text:p text:style-name="P1"/>
      <text:p text:style-name="P1">2. Haushalt:</text:p>
      <text:p text:style-name="P1">Jan stellt den neuen Haushalt vor (s. Anhang). Dieser ist ein<text:span text:style-name="T1">mütig mit einer Enthaltung angenommen.</text:span></text:p>
      <text:p text:style-name="P1"/>
      <text:p text:style-name="P1">3. Sonstiges:</text:p>
      <text:p text:style-name="P1">Es gibt nichts.</text:p>
      <text:p text:style-name="P1"/>
      <text:p text:style-name="P1">Ende: 14:<text:span text:style-name="T2">2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8:13.540669225</meta:creation-date>
    <dc:date>2018-05-02T14:30:09.513993829</dc:date>
    <meta:editing-duration>PT1M35S</meta:editing-duration>
    <meta:editing-cycles>1</meta:editing-cycles>
    <meta:document-statistic meta:table-count="0" meta:image-count="0" meta:object-count="0" meta:page-count="1" meta:paragraph-count="18" meta:word-count="67" meta:character-count="502" meta:non-whitespace-character-count="455"/>
    <meta:generator>LibreOffice/5.1.6.2$Linux_X86_64 LibreOffice_project/10m0$Build-2</meta:generator>
  </office:meta>
</office:document-meta>
</file>